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ff07d"/>
    </style:style>
    <style:style style:name="T1" style:family="text">
      <style:text-properties officeooo:rsid="000ff0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ustomer Requirements:</text:p>
      <text:p text:style-name="Standard">Importance<text:tab/>requirement</text:p>
      <text:p text:style-name="Standard"/>
      <text:p text:style-name="Standard">10 <text:s text:c="7"/>Collapsible, </text:p>
      <text:p text:style-name="Standard">9 <text:s text:c="9"/>relatively light-weight</text:p>
      <text:p text:style-name="Standard">10<text:tab/>Handsfree, fully integrated control system. <text:s/></text:p>
      <text:p text:style-name="Standard">8<text:tab/>Must have a break, preferably regeneratively. <text:s/></text:p>
      <text:p text:style-name="Standard">9<text:tab/>Must have stability over the full range of speeds (maybe speed govenor).</text:p>
      <text:p text:style-name="Standard">9<text:tab/>Setup times measured in seconds</text:p>
      <text:p text:style-name="Standard">7 <text:s text:c="9"/>weather proofing</text:p>
      <text:p text:style-name="Standard"/>
      <text:p text:style-name="Standard"/>
      <text:p text:style-name="Standard">Use <text:span text:style-name="T1">Case</text:span>:</text:p>
      <text:p text:style-name="Standard"/>
      <text:p text:style-name="P1">Transportation to run errands at places close-by. <text:s/><text:span text:style-name="T1">There needs to be either a convenient place to store items on the vehicle or handsfree control to allow one to hold items. <text:s/>It needs to be theft resistant when not in use i.e., not like a bike which are prone to theft when tied up in bike rafts. It needs to be easy to employ and relatively fast.</text:span></text:p>
      <text:p text:style-name="P1"><text:s/></text:p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11:46:55.108804880</meta:creation-date>
    <dc:date>2019-01-17T11:54:23.709449377</dc:date>
    <meta:editing-duration>PT7M27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1" meta:paragraph-count="13" meta:word-count="112" meta:character-count="690" meta:non-whitespace-character-count="555"/>
  </office:meta>
</office:document-meta>
</file>